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officeooo:rsid="0016a738" officeooo:paragraph-rsid="0016a738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fo:language="en" fo:country="US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00%"/>
      <style:text-properties fo:language="en" fo:country="US"/>
    </style:style>
    <style:style style:name="P8" style:family="paragraph" style:parent-style-name="Standard">
      <style:paragraph-properties fo:line-height="150%"/>
    </style:style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fo:font-size="12pt" fo:language="en" fo:country="US" fo:font-weight="bold" style:font-size-asian="12pt" style:font-weight-asian="bold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officeooo:rsid="0017ae04"/>
    </style:style>
    <style:style style:name="T6" style:family="text">
      <style:text-properties officeooo:rsid="0018d117"/>
    </style:style>
    <style:style style:name="T7" style:family="text">
      <style:text-properties officeooo:rsid="0019e2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 5 GRUPPE BESTGROUP</text:p>
      <text:p text:style-name="P6"/>
      <text:p text:style-name="P6"><text:span text:style-name="T1">1a-b:</text:span><text:span text:style-name="T2"> Gjort</text:span></text:p>
      <text:p text:style-name="P4">1C:</text:p>
      <text:p text:style-name="P1">GCC: Er GNU Compiler Collection, er integrert samling av standard kompilator i GNU. (kan blant annet kompilere: C, C++, Objective-C, Objective-C++, Java, Fortran, Ada, og Go).</text:p>
      <text:p text:style-name="P1">G++: Er en c++ kompilator.</text:p>
      <text:p text:style-name="P1">CPP/ C preprocessor: CPP er en macro preprosessor for språkene c og c++. Den gir deg evnen til å inkludere headers files(include, import osv), macro expansions(macro definition osv), conditational compilation (implementere metoder som lar kompilatoren gjøre endringer i kompileringen, kontrollert av parametere gitt. Typisk brukt for å gjøre utførbart program kompatibelt med forskjellige typer platformer (OS, hardware)), og line control (kontroll av lokalisering på source code)</text:p>
      <text:p text:style-name="P1">Produsering av filene:</text:p>
      <text:p text:style-name="P5">gcc test.c <text:s/>lager en a.out fil</text:p>
      <text:p text:style-name="P5">gcc -o test.exe test.c <text:s/>lager en test.exe fil.</text:p>
      <text:p text:style-name="P5">g++ -c -Wall -g test.c <text:s/>lager en test.o fil.</text:p>
      <text:p text:style-name="P5">cpp test.c &gt; test.i lager en test.i fil</text:p>
      <text:p text:style-name="P5">gcc -S test.i lager en test.s fil</text:p>
      <text:p text:style-name="P1">Test.i filen er en intermediate fil (mellom fil) som blir generert av kompileren når man kompiler C++ prosjekter.</text:p>
      <text:p text:style-name="P1">Test.i inneholder output fra preprosessor operasjoner, kan bli brukt til å diagnosere og fikse kompilasjonsfeil.</text:p>
      <text:p text:style-name="P1"><text:soft-page-break/>Test.i inneholder header filer (import, include, copy), macro substitution(definerer en macro med gitt navn, (#define A 2, A == 2)), condiditional compilation (kondisjons betinget kompilering).</text:p>
      <text:p text:style-name="P1">Test.s er assembly kode, dette er ett språk som er et nivå lavere enn det c og c++ er.</text:p>
      <text:p text:style-name="P1">Test.o er maskin kode, den starter med en fil signatur, for så å fortsette med den faktiske programmerte informasjonen oversatt til binaries.</text:p>
      <text:p text:style-name="P6"><text:span text:style-name="T1">2A-C:</text:span><text:span text:style-name="T2"> Gjort</text:span></text:p>
      <text:p text:style-name="P4">2D: </text:p>
      <text:p text:style-name="P3">f = open(“test”, ‘rb’)</text:p>
      <text:p text:style-name="P3">f = read b = binary ‘rb’ betyr derfor read binary</text:p>
      <text:p text:style-name="P3">pseudo kode: f = åpner(filen test, i read binary mode)+</text:p>
      <text:p text:style-name="P6"><text:span text:style-name="T4">3A:</text:span><text:span text:style-name="T3"> I python så er “B” format typen integer i funksjonen struct.</text:span></text:p>
      <text:p text:style-name="P6"><text:span text:style-name="T4">3B:</text:span><text:span text:style-name="T3"> f.read(1) leser første byte fra det variabelen f refererer til. Funksjonen struct støtter kun char og ikke string, og det er i dette tilfellet derfor ikke mulig å ha ett høyere tall enn 1.</text:span></text:p>
      <text:p text:style-name="P6"><text:span text:style-name="T4">3C:</text:span><text:span text:style-name="T3"> Pakker ut stringen i henhold til det gitte formatet. Resultatet er en tuple selv om den inneholder nøyaktig en enhet. Stringen må inneholde nøyaktig så mye data som formatet krever.</text:span></text:p>
      <text:p text:style-name="P6"><text:span text:style-name="T1">3D:</text:span><text:span text:style-name="T2"> bin = 127</text:span></text:p>
      <text:p text:style-name="P6"><text:span text:style-name="T1">4A:</text:span><text:span text:style-name="T2"> 0</text:span></text:p>
      <text:p text:style-name="P6"><text:span text:style-name="T1">4B:</text:span><text:span text:style-name="T2"> 0</text:span></text:p>
      <text:p text:style-name="P6"><text:span text:style-name="T1">4C: </text:span><text:span text:style-name="T2">'0', '1', '1', '1', '1', '1', '1', '1' == 127</text:span></text:p>
      <text:p text:style-name="P6"><text:span text:style-name="T4">4D:</text:span><text:span text:style-name="T3"> '0'</text:span></text:p>
      <text:p text:style-name="P6"><text:span text:style-name="T4">4E: [</text:span><text:span text:style-name="T3">'0', '1', '1', '1', '1', '1', '1', '1'] == 127</text:span></text:p>
      <text:p text:style-name="P6"><text:span text:style-name="T4">4F:</text:span><text:span text:style-name="T3"> '01111111' == 127</text:span></text:p>
      <text:p text:style-name="P6"><text:soft-page-break/><text:span text:style-name="T4">4G/H:</text:span><text:span text:style-name="T3"> '0x7f' hex representasjon for 127. Første bit av signaturen til ELF.</text:span></text:p>
      <text:p text:style-name="P6"><text:span text:style-name="T4">4I/J:</text:span><text:span text:style-name="T3"> Bin gir nå 69.(45 hexa)Resten av filsignaturen til ELF. Første bit er I bruk, så når vi gjør punkt 3 om igjen så går den til neste ledige bit (45)</text:span></text:p>
      <text:p text:style-name="P6"><text:span text:style-name="T4">5:</text:span><text:span text:style-name="T3"> For å illustrere ELF spesifikasjonen kan man bruke funksjonen chr.</text:span></text:p>
      <text:p text:style-name="P1">Funksjonen chr returner ascii karakteren som tallet representerer.</text:p>
      <text:p text:style-name="P1">Om vi bruker chr(bin) på de 4 fire første bytene blir svaret '\x7f' ELF. Grunnen til at første byten blir '\x7f' er at nr 127 ikke er en karakter i ASCII tabellen men står for DEL.</text:p>
      <text:p text:style-name="P1"/>
      <text:p text:style-name="P1"/>
      <text:p text:style-name="P6"><text:span text:style-name="T4">6A:</text:span><text:span text:style-name="T3"> 76 (4c) 70 (46)</text:span></text:p>
      <text:p text:style-name="P1">Det vi har funnet etter å ha gjort punkt 3 fire ganger er decimaltall som representerer hexdecimal for filsignaturen til ELF: </text:p>
      <text:p text:style-name="P3">7F 45 4C 46</text:p>
      <text:p text:style-name="P1">Fil signatur: stort sett mellom 2-4 bytes (8 bits per byte) som OS bruker til gjenkjenne filen, slik at OS oppgi fil type, slik at brukeren/OS vet hvilke program de må bruke for å kjøre filen.</text:p>
      <text:p text:style-name="P6"><text:span text:style-name="T1">6B:</text:span><text:span text:style-name="T2"> Hex signature</text:span></text:p>
      <text:p text:style-name="P3"/>
      <text:p text:style-name="P3"/>
      <text:p text:style-name="P6"><text:span text:style-name="T1">7A:</text:span><text:span text:style-name="T2"> 5th call (e_ident[EI_CLASS]) – verdi: 2. </text:span><text:span text:style-name="T3">Dette er del av elf header, og viser til at det er 64-bit format</text:span></text:p>
      <text:p text:style-name="P6"><text:span text:style-name="T2">6th call (e_ident[EI_DATA]) – verdi: 1. </text:span><text:span text:style-name="T3">Dette viser til at den bruker liten endian, som betyr at den lagrer den minst betydelige byten i den minste adressen.</text:span></text:p>
      <text:p text:style-name="P1"/>
      <text:p text:style-name="P6"><text:span text:style-name="T4">7B: </text:span><text:span text:style-name="T3">Vi bruker denne modulen:</text:span></text:p>
      <text:p text:style-name="P7"><text:soft-page-break/>import struct</text:p>
      <text:p text:style-name="P7">def my_unpack():</text:p>
      <text:p text:style-name="P7"><text:tab/>f = open(“test”, “rb”)</text:p>
      <text:p text:style-name="P7"><text:tab/>for I in range(6):</text:p>
      <text:p text:style-name="P7"><text:tab/><text:tab/>bin2 = struct.unpack(“B”, f.read(1))[0]</text:p>
      <text:p text:style-name="P7"><text:tab/>print bin2</text:p>
      <text:p text:style-name="P7"><text:tab/>f.close()</text:p>
      <text:p text:style-name="P7">my_unpack()</text:p>
      <text:p text:style-name="P3"/>
      <text:p text:style-name="P6"><text:span text:style-name="T4">8:</text:span><text:span text:style-name="T3"> Vi skriver først </text:span><text:span text:style-name="T4">$ ps -C python -o pid=</text:span><text:span text:style-name="T3"> for å finne pid (process identifier) til python. Denne returnerer id'en, I dette tilfelle 7683. Så skriver vi </text:span><text:span text:style-name="T4">$ ls -l /proc/7683/fd</text:span><text:span text:style-name="T3">. Da får vi tilbake 0 1 2 3, som viser at python kjører 4 streams.</text:span></text:p>
      <text:p text:style-name="P1"/>
      <text:p text:style-name="P6"><text:span text:style-name="T4">9: </text:span><text:span text:style-name="T3">De tre første er standard streams; standard input(STDIN), standard output(STDOUT) og standard error (STDERR). Den siste er testfilen vi streamer I python.</text:span></text:p>
      <text:p text:style-name="P6"><text:span text:style-name="T3">Commanden: </text:span><text:span text:style-name="T4">$ ls -l /proc/&lt;pid&gt;/fd</text:span><text:span text:style-name="T3"> fungerer slik: </text:span></text:p>
      <text:p text:style-name="P6"><text:span text:style-name="T1">ls</text:span><text:span text:style-name="T2">(list) </text:span><text:span text:style-name="T1">-l</text:span><text:span text:style-name="T2">(long format) </text:span><text:span text:style-name="T1">/proc</text:span><text:span text:style-name="T2">(process</text:span><text:span text:style-name="T1">)/&lt;pid&gt;</text:span><text:span text:style-name="T2">(process identifier)</text:span><text:span text:style-name="T1">/fd</text:span><text:span text:style-name="T2">(file descriptor)</text:span></text:p>
      <text:p text:style-name="P3"/>
      <text:p text:style-name="P6"><text:span text:style-name="T4">10:</text:span><text:span text:style-name="T3"> Man lukker fil I python shell med .close(), I dette tilfelle </text:span><text:span text:style-name="T4">f.close()</text:span><text:span text:style-name="T3">. Når vi gjør dette så gjenstår kun de 3 standard streams, disse vil alltid kjøre når prosessen(python) kjører, med unntak av daemon prosesser.</text:span></text:p>
      <text:p text:style-name="P1"/>
      <text:p text:style-name="P6"><text:span text:style-name="T1">11:</text:span><text:span text:style-name="T2"> face.jpg</text:span></text:p>
      <text:p text:style-name="P3">bin = 255</text:p>
      <text:p text:style-name="P3">4a: 1</text:p>
      <text:p text:style-name="P3">4b: 1</text:p>
      <text:p text:style-name="P3"><text:soft-page-break/>4c: '1', '1', '1', '1', '1', '1', '1', '1' == 255</text:p>
      <text:p text:style-name="P1">4d: 0</text:p>
      <text:p text:style-name="P1">4e: ['1', '1', '1', '1', '1', '1', '1', '1'] == 255</text:p>
      <text:p text:style-name="P1">4f: '11111111' == 255</text:p>
      <text:p text:style-name="P1">4g:'0xff' hex representasjon for 255. Første bit av signaturen til .jpg.</text:p>
      <text:p text:style-name="P1">4i/j: Verdien er nå 216, som er D8 I hex, andre bit av signaturen til .jpg.</text:p>
      <text:p text:style-name="P1">5: chr(255) gir oss '0xff', chr(216) gir oss '\xd8', chr(255) gir oss '\xff' og chr(224) gir oss '\xe0'. Det er verdt å merkes at her bruker python ASCII til å decode tallene om til bokstaver og ASCII går bare opp til 125, mens det I filsignaturene blir brukt tall opp til 255 og man bør bruke Latin-1 for å decode tallene over 125. Med latin-1 blir signaturen: ÿØÿà</text:p>
      <text:p text:style-name="P1">6a: Det vi har funnet er filsignaturen for .jpg</text:p>
      <text:p text:style-name="P1">6b: Hex Signature</text:p>
      <text:p text:style-name="P1"/>
      <text:p text:style-name="P6"><text:span text:style-name="T4">11a:</text:span><text:span text:style-name="T3"> Et miljø bør designes slik at det kan decode filsignaturer I tråd med industri standarder slik at miljøet kan finne ut frem riktige programmer til å kjøre koden, I henhold til filtype, 32/64 bit og endianness. </text:span></text:p>
      <text:p text:style-name="P1"><text:bookmark text:name="_GoBack"/>Cross-platform compatability er også nyttig sånn at miljøet kan kjøre prosesser ment for andre plattformer.</text:p>
      <text:p text:style-name="P1">Bør også har innbygd kolleksjon av kompilatorer som håndterer en rekke språk.</text:p>
      <text:p text:style-name="P2">Miljøe<text:span text:style-name="T7">r</text:span> bør <text:span text:style-name="T6">stort sett</text:span> bli skrevet i et lav nivå språk som f.eks C, istedenfor språk som Python eller Java. Grunnen til dette er at <text:span text:style-name="T5">m</text:span>iljøet da vil få en mye bedre ytelse. <text:span text:style-name="T5">Det finnes untak til dette, om det ikke er nødvendig med høy ytelse, eller vis miljøet krever lite i forhold til hardwaren den har tilgang til, så kan det være greit å skrive miljøet i f.eks Python for å spare programmerings tid. </text:span></text:p>
      <text:p text:style-name="P1"/>
      <text:p text:style-name="P6"><text:soft-page-break/><text:span text:style-name="T4">11b:</text:span><text:span text:style-name="T3"> For å utføre en ELF-fil med et python program vil vi foreslå å bruke en av følgende metoder:</text:span></text:p>
      <text:p text:style-name="P1">Denne koden vil åpne programmet atom.</text:p>
      <text:p text:style-name="P5">import os</text:p>
      <text:p text:style-name="P1"># r står for raw string, det er ikke nødvendig i dette tilfellet, men om programmet hadde vært i Windows der det bruker backslash \ i filepath, </text:p>
      <text:p text:style-name="P1">#så kan det være nyttig å bruke rawstring for å unngå escapes.</text:p>
      <text:p text:style-name="P4">os.system(r'"/usr/share/atom/atom"')</text:p>
      <text:p text:style-name="P4"/>
      <text:p text:style-name="P1">#en annen måte.</text:p>
      <text:p text:style-name="P5">import subprocess</text:p>
      <text:p text:style-name="P4">subprocess.Popen(["/usr/share/atom/atom"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nb" fo:country="NO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nb" fo:country="NO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font-size-asian="28pt" style:font-name-complex="DejaVu Sans" style:font-family-complex="'DejaVu Sans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2:18:00</meta:creation-date>
    <meta:initial-creator>Michael Matthew</meta:initial-creator>
    <dc:language>en-US</dc:language>
    <dc:creator>Viktor </dc:creator>
    <dc:date>2015-04-20T12:21:38.252130616</dc:date>
    <meta:editing-cycles>6</meta:editing-cycles>
    <meta:editing-duration>PT15M40S</meta:editing-duration>
    <meta:generator>LibreOffice/4.2.7.2$Linux_X86_64 LibreOffice_project/420m0$Build-2</meta:generator>
    <meta:document-statistic meta:table-count="0" meta:image-count="0" meta:object-count="0" meta:page-count="6" meta:paragraph-count="84" meta:word-count="1099" meta:character-count="6394" meta:non-whitespace-character-count="5362"/>
    <meta:template xlink:type="simple" xlink:actuate="onRequest" xlink:title="Normal" xlink:href=""/>
  </office:meta>
</office:document-meta>
</file>